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 de 5000 iteracoes_SelecaoFPS_RecombinacaoCrossoverNPontosInteira_com PR 0.95_MutacaoInicializacaoAleatoria_com PM 0.1_populacao 200" table:style-name="ta1">
        <table:shapes>
          <draw:frame draw:z-index="0" draw:style-name="gr1" draw:text-style-name="P1" svg:width="494.87pt" svg:height="255.34pt" svg:x="122.71pt" svg:y="49.27pt">
            <loext:p draw:notify-on-update-of-ranges="'Dados de 5000 iteracoes_SelecaoFPS_RecombinacaoCrossoverNPontosInteira_com PR 0.95_MutacaoInicializacaoAleatoria_com PM 0.1_populacao 200'.A2:'Dados de 5000 iteracoes_SelecaoFPS_RecombinacaoCrossoverNPontosInteira_com PR 0.95_MutacaoInicializacaoAleatoria_com PM 0.1_populacao 200'.A5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984.598314430697" calcext:value-type="float">
            <text:p>984.598314430697</text:p>
          </table:table-cell>
          <table:table-cell/>
          <table:table-cell office:value-type="float" office:value="4.35235097076909" calcext:value-type="float">
            <text:p>4.35235097076909</text:p>
          </table:table-cell>
          <table:table-cell office:value-type="float" office:value="1010.36606553932" calcext:value-type="float">
            <text:p>1010.36606553932</text:p>
          </table:table-cell>
          <table:table-cell office:value-type="float" office:value="618938.672751" calcext:value-type="float">
            <text:p>618938.672751</text:p>
          </table:table-cell>
          <table:table-cell table:formula="of:=COM.MICROSOFT.STDEV.P([.A2:.A5001])" office:value-type="float" office:value="59.4811957414361" calcext:value-type="float">
            <text:p>59.4811957414361</text:p>
          </table:table-cell>
        </table:table-row>
        <table:table-row table:style-name="ro1">
          <table:table-cell office:value-type="float" office:value="984.598314430697" calcext:value-type="float">
            <text:p>984.598314430697</text:p>
          </table:table-cell>
          <table:table-cell table:number-columns-repeated="5"/>
        </table:table-row>
        <table:table-row table:style-name="ro1">
          <table:table-cell office:value-type="float" office:value="984.598314430697" calcext:value-type="float">
            <text:p>984.598314430697</text:p>
          </table:table-cell>
          <table:table-cell table:number-columns-repeated="5"/>
        </table:table-row>
        <table:table-row table:style-name="ro1">
          <table:table-cell office:value-type="float" office:value="984.598314430697" calcext:value-type="float">
            <text:p>984.598314430697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848.334348132804" calcext:value-type="float">
            <text:p>848.334348132804</text:p>
          </table:table-cell>
          <table:table-cell table:number-columns-repeated="5"/>
        </table:table-row>
        <table:table-row table:style-name="ro1">
          <table:table-cell office:value-type="float" office:value="686.25966429228" calcext:value-type="float">
            <text:p>686.25966429228</text:p>
          </table:table-cell>
          <table:table-cell table:number-columns-repeated="5"/>
        </table:table-row>
        <table:table-row table:style-name="ro1">
          <table:table-cell office:value-type="float" office:value="686.25966429228" calcext:value-type="float">
            <text:p>686.25966429228</text:p>
          </table:table-cell>
          <table:table-cell table:number-columns-repeated="5"/>
        </table:table-row>
        <table:table-row table:style-name="ro1">
          <table:table-cell office:value-type="float" office:value="686.25966429228" calcext:value-type="float">
            <text:p>686.25966429228</text:p>
          </table:table-cell>
          <table:table-cell table:number-columns-repeated="5"/>
        </table:table-row>
        <table:table-row table:style-name="ro1">
          <table:table-cell office:value-type="float" office:value="686.25966429228" calcext:value-type="float">
            <text:p>686.25966429228</text:p>
          </table:table-cell>
          <table:table-cell table:number-columns-repeated="5"/>
        </table:table-row>
        <table:table-row table:style-name="ro1">
          <table:table-cell office:value-type="float" office:value="686.25966429228" calcext:value-type="float">
            <text:p>686.25966429228</text:p>
          </table:table-cell>
          <table:table-cell table:number-columns-repeated="5"/>
        </table:table-row>
        <table:table-row table:style-name="ro1">
          <table:table-cell office:value-type="float" office:value="686.25966429228" calcext:value-type="float">
            <text:p>686.25966429228</text:p>
          </table:table-cell>
          <table:table-cell table:number-columns-repeated="5"/>
        </table:table-row>
        <table:table-row table:style-name="ro1">
          <table:table-cell office:value-type="float" office:value="582.356327958917" calcext:value-type="float">
            <text:p>582.356327958917</text:p>
          </table:table-cell>
          <table:table-cell table:number-columns-repeated="5"/>
        </table:table-row>
        <table:table-row table:style-name="ro1">
          <table:table-cell office:value-type="float" office:value="582.356327958917" calcext:value-type="float">
            <text:p>582.356327958917</text:p>
          </table:table-cell>
          <table:table-cell table:number-columns-repeated="5"/>
        </table:table-row>
        <table:table-row table:style-name="ro1">
          <table:table-cell office:value-type="float" office:value="582.356327958917" calcext:value-type="float">
            <text:p>582.356327958917</text:p>
          </table:table-cell>
          <table:table-cell table:number-columns-repeated="5"/>
        </table:table-row>
        <table:table-row table:style-name="ro1">
          <table:table-cell office:value-type="float" office:value="582.356327958917" calcext:value-type="float">
            <text:p>582.356327958917</text:p>
          </table:table-cell>
          <table:table-cell table:number-columns-repeated="5"/>
        </table:table-row>
        <table:table-row table:style-name="ro1">
          <table:table-cell office:value-type="float" office:value="582.356327958917" calcext:value-type="float">
            <text:p>582.356327958917</text:p>
          </table:table-cell>
          <table:table-cell table:number-columns-repeated="5"/>
        </table:table-row>
        <table:table-row table:style-name="ro1">
          <table:table-cell office:value-type="float" office:value="582.356327958917" calcext:value-type="float">
            <text:p>582.356327958917</text:p>
          </table:table-cell>
          <table:table-cell table:number-columns-repeated="5"/>
        </table:table-row>
        <table:table-row table:style-name="ro1">
          <table:table-cell office:value-type="float" office:value="582.356327958917" calcext:value-type="float">
            <text:p>582.356327958917</text:p>
          </table:table-cell>
          <table:table-cell table:number-columns-repeated="5"/>
        </table:table-row>
        <table:table-row table:style-name="ro1">
          <table:table-cell office:value-type="float" office:value="566.521570403081" calcext:value-type="float">
            <text:p>566.521570403081</text:p>
          </table:table-cell>
          <table:table-cell table:number-columns-repeated="5"/>
        </table:table-row>
        <table:table-row table:style-name="ro1">
          <table:table-cell office:value-type="float" office:value="566.521570403081" calcext:value-type="float">
            <text:p>566.521570403081</text:p>
          </table:table-cell>
          <table:table-cell table:number-columns-repeated="5"/>
        </table:table-row>
        <table:table-row table:style-name="ro1">
          <table:table-cell office:value-type="float" office:value="566.521570403081" calcext:value-type="float">
            <text:p>566.521570403081</text:p>
          </table:table-cell>
          <table:table-cell table:number-columns-repeated="5"/>
        </table:table-row>
        <table:table-row table:style-name="ro1">
          <table:table-cell office:value-type="float" office:value="333.046624050407" calcext:value-type="float">
            <text:p>333.046624050407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7.6432664039339" calcext:value-type="float">
            <text:p>27.6432664039339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22.3990367572481" calcext:value-type="float">
            <text:p>22.3990367572481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4.7887291116464" calcext:value-type="float">
            <text:p>14.7887291116464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11.6415035080131" calcext:value-type="float">
            <text:p>11.6415035080131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8.9529719948009" calcext:value-type="float">
            <text:p>8.9529719948009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6.23576289455922" calcext:value-type="float">
            <text:p>6.23576289455922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  <table:table-row table:style-name="ro1">
          <table:table-cell office:value-type="float" office:value="5.18903262824169" calcext:value-type="float">
            <text:p>5.1890326282416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22:51:17.685775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2T01:46:23.810326222</dc:date>
    <meta:editing-duration>PT2H50M59S</meta:editing-duration>
    <meta:editing-cycles>3</meta:editing-cycles>
    <meta:generator>LibreOffice/5.3.4.2$Linux_X86_64 LibreOffice_project/30m0$Build-2</meta:generator>
    <meta:document-statistic meta:table-count="1" meta:cell-count="50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59cm" svg:height="9.009cm" xlink:href=".." xlink:type="simple" chart:class="chart:line" chart:style-name="ch1">
        <chart:title svg:x="5.18cm" svg:y="0.315cm" chart:style-name="ch2">
          <text:p>Gráfico de convergência Solução 2</text:p>
        </chart:title>
        <chart:subtitle svg:x="7.283cm" svg:y="1.249cm" chart:style-name="ch3">
          <text:p>(fitness médios)</text:p>
        </chart:subtitle>
        <chart:plot-area chart:style-name="ch4" table:cell-range-address="'Dados de 5000 iteracoes_SelecaoFPS_RecombinacaoCrossoverNPontosInteira_com PR 0.95_MutacaoInicializacaoAleatoria_com PM 0.1_populacao 200'.A2:'Dados de 5000 iteracoes_SelecaoFPS_RecombinacaoCrossoverNPontosInteira_com PR 0.95_MutacaoInicializacaoAleatoria_com PM 0.1_populacao 200'.A5001" chart:data-source-has-labels="row" svg:x="1.308cm" svg:y="2.084cm" svg:width="15.802cm" svg:height="5.816cm">
          <chartooo:coordinate-region svg:x="2.3cm" svg:y="2.084cm" svg:width="14.81cm" svg:height="4.625cm"/>
          <chart:axis chart:dimension="x" chart:name="primary-x" chart:style-name="ch5">
            <chart:title svg:x="8.451cm" svg:y="8.08cm" chart:style-name="ch6">
              <text:p>Gerações</text:p>
            </chart:title>
          </chart:axis>
          <chart:axis chart:dimension="y" chart:name="primary-y" chart:style-name="ch5">
            <chart:title svg:x="0.451cm" svg:y="5.565cm" chart:style-name="ch7">
              <text:p>Fitness</text:p>
            </chart:title>
            <chart:grid chart:style-name="ch8" chart:class="major"/>
          </chart:axis>
          <chart:series chart:style-name="ch9" chart:values-cell-range-address="'Dados de 5000 iteracoes_SelecaoFPS_RecombinacaoCrossoverNPontosInteira_com PR 0.95_MutacaoInicializacaoAleatoria_com PM 0.1_populacao 200'.A2:'Dados de 5000 iteracoes_SelecaoFPS_RecombinacaoCrossoverNPontosInteira_com PR 0.95_MutacaoInicializacaoAleatoria_com PM 0.1_populacao 200'.A5001" loext:label-string="fitness" chart:class="chart:line">
            <chart:data-point chart:repeated="5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4.598314430697">
                <text:p>984.598314430697</text:p>
                <draw:g>
                  <svg:desc>'Dados de 5000 iteracoes_SelecaoFPS_RecombinacaoCrossoverNPontosInteira_com PR 0.95_MutacaoInicializacaoAleatoria_com PM 0.1_populacao 200'.A2:'Dados de 5000 iteracoes_SelecaoFPS_RecombinacaoCrossoverNPontosInteira_com PR 0.95_MutacaoInicializacaoAleatoria_com PM 0.1_populacao 200'.A5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4.598314430697">
                <text:p>984.598314430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4.598314430697">
                <text:p>984.598314430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4.598314430697">
                <text:p>984.598314430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8.334348132804">
                <text:p>848.334348132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6.25966429228">
                <text:p>686.25966429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6.25966429228">
                <text:p>686.25966429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6.25966429228">
                <text:p>686.25966429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6.25966429228">
                <text:p>686.25966429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6.25966429228">
                <text:p>686.25966429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6.25966429228">
                <text:p>686.25966429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2.356327958917">
                <text:p>582.356327958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2.356327958917">
                <text:p>582.356327958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2.356327958917">
                <text:p>582.356327958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2.356327958917">
                <text:p>582.3563279589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2.356327958917">
                <text:p>582.356327958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2.356327958917">
                <text:p>582.3563279589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2.356327958917">
                <text:p>582.356327958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6.521570403081">
                <text:p>566.521570403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6.521570403081">
                <text:p>566.521570403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6.521570403081">
                <text:p>566.5215704030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3.046624050407">
                <text:p>333.0466240504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6432664039339">
                <text:p>27.64326640393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3990367572481">
                <text:p>22.39903675724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887291116464">
                <text:p>14.78872911164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.6415035080131">
                <text:p>11.641503508013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8.9529719948009">
                <text:p>8.952971994800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6.23576289455922">
                <text:p>6.2357628945592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5.18903262824169">
                <text:p>5.1890326282416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5.18903262824169">
                <text:p>5.18903262824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